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141f" officeooo:paragraph-rsid="001e141f"/>
    </style:style>
    <style:style style:name="T1" style:family="text">
      <style:text-properties officeooo:rsid="001f6802"/>
    </style:style>
    <style:style style:name="T2" style:family="text">
      <style:text-properties officeooo:rsid="001f77ae"/>
    </style:style>
    <style:style style:name="T3" style:family="text">
      <style:text-properties officeooo:rsid="00215737"/>
    </style:style>
    <style:style style:name="T4" style:family="text">
      <style:text-properties officeooo:rsid="0022e3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esumo R02</text:p>
      <text:p text:style-name="Subtitle">Nome: maycon douglas batista dos santos</text:p>
      <text:p text:style-name="Subtitle">Matricula: 11921BSI209</text:p>
      <text:p text:style-name="P1"><text:tab/>O objetivo da estratificação em camadas consiste em quebrar um problema complexo em subproblemas menores, de tal forma que resolvemos os problemas menores se atinja a solução do problema maior, cabendo a cada camada resolver única e exclusivamente parte do problema ou seja não haja sobreposição de funcionalidades com as demais camadas existentes, outro aspecto fundamental e sempre projetar a camada de modo que se houver uma mudança tecnológica em uma das camadas ela possa substituída sem prejuízo para as demais camadas, ara que isso ocorra a interface da camada faz o papel de relacionamento entre quaisquer duas camadas devem ser bem definidas.</text:p>
      <text:p text:style-name="P1"><text:tab/>Um exemplo quantitativo dado no artigo que ajuda a entender e demostrar esse funcionamento e quando utilizamos o protocolo TCP não precisamos ter conhecimento das demais camadas inferiores, se é uma rede sem fio, se é cabo co<text:span text:style-name="T1">a</text:span>xical.</text:p>
      <text:p text:style-name="P1"><text:s/><text:tab/><text:span text:style-name="T2">Na modelagem a entidade e definida como todo ser com capacidade de comunicação, a comunicação pode ser local, entre processos em uma mesma maquina ou remoto, envolvendo maquinas distintas interligadas por meio de conexão.</text:span></text:p>
      <text:p text:style-name="P1"><text:tab/><text:span text:style-name="T2">Um ponto importante e que Entidades residem em camadas e se relacionam por meio de serviço salientando que serviços são oferecidos em camadas mas são requeridos, </text:span><text:span text:style-name="T3">processados e eventualmente respondidos em camadas.</text:span></text:p>
      <text:p text:style-name="P1"><text:tab/><text:span text:style-name="T4">Como dito no artigo para duas entidades parceiras de comunicarem precisam de três fazes distintas, primeiro estabelecer uma conexão, depois que haja transferência de dados entre si e por fim encerramento de conexão. O encerramento de conexão pode ser negociado entre as entidades em que ambas devem acordar sobre o encerramento da conexão para ele aconteça de fato sem que aja qualquer prejuízo como por exemplo perda de dados, existe também o encerramento abrupto este ocorre repentinamente e pode haver perda de dados e recurso alocados indevidamente.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7T21:17:53.013333310</meta:creation-date>
    <dc:date>2022-10-27T23:45:26.734817575</dc:date>
    <meta:editing-duration>PT4M53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1" meta:paragraph-count="8" meta:word-count="304" meta:character-count="1947" meta:non-whitespace-character-count="1645"/>
  </office:meta>
</office:document-meta>
</file>